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SaveSheetsDirectories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12" style:family="table-column">
      <style:table-column-properties fo:break-before="auto" style:column-width="1.231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3.279cm"/>
    </style:style>
    <style:style style:name="co13" style:family="table-column">
      <style:table-column-properties fo:break-before="auto" style:column-width="2.843cm"/>
    </style:style>
    <style:style style:name="co14" style:family="table-column">
      <style:table-column-properties fo:break-before="auto" style:column-width="1.397cm"/>
    </style:style>
    <style:style style:name="co16" style:family="table-column">
      <style:table-column-properties fo:break-before="auto" style:column-width="2.988cm"/>
    </style:style>
    <style:style style:name="co17" style:family="table-column">
      <style:table-column-properties fo:break-before="auto" style:column-width="5.076cm"/>
    </style:style>
    <style:style style:name="co18" style:family="table-column">
      <style:table-column-properties fo:break-before="auto" style:column-width="4.736cm"/>
    </style:style>
    <style:style style:name="ro2" style:family="table-row">
      <style:table-row-properties style:row-height="0.499cm" fo:break-before="auto" style:use-optimal-row-height="true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ross-Community Labour Alternative</text:p>
          </table:table-cell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ross-Community Labour Alternative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annabis Is Safer Than Alcohol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annabis Is Safer Than Alcohol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annabis Is Safer Than Alcohol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24/02/2017</text:date>, <text:time>15:3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2-24T15:34:16.97</dc:date>
    <dc:creator>Bob Harper</dc:creator>
    <meta:editing-duration>P2DT2H32M59S</meta:editing-duration>
    <meta:editing-cycles>220</meta:editing-cycles>
    <meta:generator>OpenOffice/4.1.1$Win32 OpenOffice.org_project/411m6$Build-9775</meta:generator>
    <meta:document-statistic meta:table-count="18" meta:cell-count="1794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